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e6e6e6"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23ff23" draw:textarea-horizontal-align="justify" draw:textarea-vertical-align="middle" draw:auto-grow-height="false"/>
    </style:style>
    <style:style style:name="gr4" style:family="graphic" style:parent-style-name="standard">
      <style:graphic-properties draw:stroke="dash" draw:stroke-dash="Пунктир" draw:marker-start="Arrow" draw:marker-end="" draw:marker-end-width="0.3cm" draw:textarea-horizontal-align="center" draw:textarea-vertical-align="middle"/>
    </style:style>
    <style:style style:name="gr5" style:family="graphic" style:parent-style-name="standard">
      <style:graphic-properties draw:stroke="dash" draw:stroke-dash="Пунктир"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gr8" style:family="graphic" style:parent-style-name="standard">
      <style:graphic-properties draw:fill="none" draw:textarea-vertical-align="middle" draw:auto-grow-height="false" fo:min-height="0.749cm" fo:min-width="0.499cm"/>
    </style:style>
    <style:style style:name="gr9" style:family="graphic" style:parent-style-name="standard">
      <style:graphic-properties draw:stroke="dash" draw:stroke-dash="Пунктир" draw:marker-end="Arrow" draw:marker-end-width="0.3cm" draw:textarea-horizontal-align="center" draw:textarea-vertical-align="middle"/>
    </style:style>
    <style:style style:name="gr10" style:family="graphic" style:parent-style-name="standard">
      <style:graphic-properties draw:marker-end="Double_20_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textarea-vertical-align="middle" draw:auto-grow-height="true" draw:auto-grow-width="true" fo:min-height="0.75cm" fo:min-width="0cm"/>
    </style:style>
    <style:style style:name="gr12" style:family="graphic" style:parent-style-name="objectwithoutfill">
      <style:graphic-properties draw:marker-end="Double_20_Arrow" draw:fill="none" draw:textarea-horizontal-align="center" draw:textarea-vertical-align="middle"/>
    </style:style>
    <style:style style:name="gr13" style:family="graphic" style:parent-style-name="standard">
      <style:graphic-properties draw:textarea-vertical-align="middle" draw:auto-grow-height="false" fo:min-height="0.749cm" fo:min-width="0.499cm"/>
    </style:style>
    <style:style style:name="gr14" style:family="graphic" style:parent-style-name="standard">
      <style:graphic-properties draw:marker-end="Double_20_Arrow" draw:marker-end-width="0.3cm" draw:textarea-horizontal-align="center" draw:textarea-vertical-align="middle"/>
    </style:style>
    <style:style style:name="gr15" style:family="graphic" style:parent-style-name="standard">
      <style:graphic-properties draw:marker-start="Double_20_Arrow" draw:marker-end="" draw:marker-end-width="0.3cm" draw:textarea-horizontal-align="center" draw:textarea-vertical-align="middle"/>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25cm" fo:min-width="0cm"/>
    </style:style>
    <style:style style:name="gr17" style:family="graphic" style:parent-style-name="standard">
      <style:graphic-properties draw:stroke="none" svg:stroke-color="#000000" draw:fill="none" draw:fill-color="#ffffff" draw:textarea-horizontal-align="right" draw:textarea-vertical-align="middle" draw:auto-grow-height="true" draw:auto-grow-width="true" fo:min-height="0.75cm" fo:min-width="0cm"/>
    </style:style>
    <style:style style:name="gr18" style:family="graphic" style:parent-style-name="standard">
      <style:graphic-properties draw:stroke="none" svg:stroke-color="#000000" draw:fill="none" draw:fill-color="#ffffff" draw:textarea-horizontal-align="center" draw:textarea-vertical-align="middle" draw:auto-grow-height="true" draw:auto-grow-width="false" fo:min-height="0cm" fo:min-width="2cm"/>
    </style:style>
    <style:style style:name="gr19" style:family="graphic" style:parent-style-name="standard">
      <style:graphic-properties draw:stroke="none" svg:stroke-color="#000000" draw:fill="none" draw:fill-color="#ffffff" draw:textarea-horizontal-align="center" draw:textarea-vertical-align="middle" draw:auto-grow-height="true" draw:auto-grow-width="false" fo:min-height="0cm" fo:min-width="17.402cm"/>
    </style:style>
    <style:style style:name="gr20" style:family="graphic" style:parent-style-name="standard">
      <style:graphic-properties draw:marker-end="Arrow" draw:marker-end-width="0.3cm"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22" style:family="graphic">
      <style:graphic-properties style:protect="size"/>
    </style:style>
    <style:style style:name="pr1" style:family="presentation" style:parent-style-name="Обычный-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text-properties fo:font-size="14pt" style:font-size-asian="14pt" style:font-size-complex="14pt"/>
    </style:style>
    <style:style style:name="P5" style:family="paragraph">
      <style:paragraph-properties fo:text-align="center"/>
      <style:text-properties fo:font-size="14pt" fo:font-weight="bold" style:font-size-asian="14pt" style:font-weight-asian="bold" style:font-size-complex="14pt" style:font-weight-complex="bold"/>
    </style:style>
    <style:style style:name="P6" style:family="paragraph">
      <style:text-properties fo:font-size="14pt" fo:font-weight="bold" style:font-size-asian="14pt" style:font-weight-asian="bold" style:font-size-complex="14pt" style:font-weight-complex="bold"/>
    </style:style>
    <style:style style:name="P7" style:family="paragraph">
      <style:paragraph-properties fo:text-align="center"/>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family="Arial" style:font-style-name="Обычный" style:font-family-generic="swiss" fo:font-size="14pt" fo:font-weight="normal" style:font-family-asian="Arial" style:font-style-name-asian="Обычный" style:font-family-generic-asian="swiss" style:font-size-asian="14pt" style:font-weight-asian="normal" style:font-family-complex="Arial" style:font-style-name-complex="Обычный" style:font-family-generic-complex="swiss" style:font-size-complex="14pt" style:font-weight-complex="normal"/>
    </style:style>
    <style:style style:name="T6" style:family="text">
      <style:text-properties fo:font-family="Arial" style:font-family-generic="roman" style:font-pitch="variable" fo:font-size="14pt" fo:font-weight="normal" style:font-family-asian="Arial" style:font-style-name-asian="Обычный" style:font-family-generic-asian="swiss" style:font-size-asian="14pt" style:font-weight-asian="normal" style:font-family-complex="Arial" style:font-style-name-complex="Обычный" style:font-family-generic-complex="swiss" style:font-size-complex="14pt" style:font-weight-complex="normal"/>
    </style:style>
    <style:style style:name="T7"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office:forms form:automatic-focus="false" form:apply-design-mode="false"/>
        <draw:custom-shape draw:style-name="gr1" draw:text-style-name="P1" draw:layer="layout" svg:width="5.5cm" svg:height="6.5cm" svg:x="23cm" svg:y="-0.5cm">
          <text:p/>
          <draw:enhanced-geometry svg:viewBox="0 0 21600 21600" draw:type="rectangle" draw:enhanced-path="M 0 0 L 21600 0 21600 21600 0 21600 0 0 Z N"/>
        </draw:custom-shape>
        <draw:custom-shape draw:style-name="gr1" draw:text-style-name="P1" draw:layer="layout" svg:width="5.5cm" svg:height="6.5cm" svg:x="-0.5cm" svg:y="-0.5cm">
          <text:p/>
          <draw:enhanced-geometry svg:viewBox="0 0 21600 21600" draw:type="rectangle" draw:enhanced-path="M 0 0 L 21600 0 21600 21600 0 21600 0 0 Z N"/>
        </draw:custom-shape>
        <draw:custom-shape draw:style-name="gr1" draw:text-style-name="P1" draw:layer="layout" svg:width="6cm" svg:height="8cm" svg:x="22.5cm" svg:y="13.5cm">
          <text:p/>
          <draw:enhanced-geometry svg:viewBox="0 0 21600 21600" draw:type="rectangle" draw:enhanced-path="M 0 0 L 21600 0 21600 21600 0 21600 0 0 Z N"/>
        </draw:custom-shape>
        <draw:custom-shape draw:style-name="gr1" draw:text-style-name="P1" draw:layer="layout" svg:width="17.5cm" svg:height="2.5cm" svg:x="5.5cm" svg:y="19cm">
          <text:p/>
          <draw:enhanced-geometry svg:viewBox="0 0 21600 21600" draw:type="rectangle" draw:enhanced-path="M 0 0 L 21600 0 21600 21600 0 21600 0 0 Z N"/>
        </draw:custom-shape>
        <draw:custom-shape draw:style-name="gr1" draw:text-style-name="P1" draw:layer="layout" svg:width="6.5cm" svg:height="10cm" svg:x="-0.5cm" svg:y="11.5cm">
          <text:p/>
          <draw:enhanced-geometry svg:viewBox="0 0 21600 21600" draw:type="rectangle" draw:enhanced-path="M 0 0 L 21600 0 21600 21600 0 21600 0 0 Z N"/>
        </draw:custom-shape>
        <draw:custom-shape draw:style-name="gr2" draw:text-style-name="P1" draw:layer="layout" svg:width="4.5cm" svg:height="2cm" svg:x="6.5cm" svg:y="1.5cm">
          <text:p text:style-name="P1">Array [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4.5cm" svg:height="2cm" svg:x="17.5cm" svg:y="1.5cm">
          <text:p text:style-name="P1">Map {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5.5cm" svg:height="2.5cm" svg:x="3cm" svg:y="9cm">
          <text:p text:style-name="P1"><text:span text:style-name="T1">JW.Array</text:span></text:p>
          <text:p text:style-name="P1"><text:span text:style-name="T1">JW.ObservableArra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5.5cm" svg:height="2.5cm" svg:x="11.5cm" svg:y="15cm">
          <text:p text:style-name="P1"><text:span text:style-name="T1">JW.Set</text:span></text:p>
          <text:p text:style-name="P1"><text:span text:style-name="T1">JW.ObservableS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5.5cm" svg:height="2.5cm" svg:x="20cm" svg:y="9cm">
          <text:p text:style-name="P1"><text:span text:style-name="T1">JW.Map</text:span></text:p>
          <text:p text:style-name="P1"><text:span text:style-name="T1">JW.ObservableM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3" draw:layer="layout" svg:x1="10.381cm" svg:y1="3.252cm" svg:x2="14cm" svg:y2="6.5cm">
          <text:p text:style-name="P1"><text:span text:style-name="T2">getKeys</text:span></text:p>
          <text:p text:style-name="P1"><text:span text:style-name="T2"/></text:p>
          <text:p text:style-name="P1"><text:span text:style-name="T2">toArray</text:span></text:p>
        </draw:line>
        <draw:line draw:style-name="gr5" draw:text-style-name="P3" draw:layer="layout" svg:x1="14.5cm" svg:y1="6.5cm" svg:x2="18.184cm" svg:y2="3.319cm">
          <text:p text:style-name="P1"><text:span text:style-name="T2">index</text:span></text:p>
          <text:p text:style-name="P1"><text:span text:style-name="T2"/></text:p>
          <text:p text:style-name="P1"><text:span text:style-name="T2">toMap</text:span></text:p>
        </draw:line>
        <draw:frame draw:style-name="gr6" draw:text-style-name="P4" draw:layer="layout" svg:width="1.895cm" svg:height="0.806cm" svg:x="2.605cm" svg:y="12cm">
          <draw:text-box>
            <text:p><text:span text:style-name="T1">every*</text:span></text:p>
          </draw:text-box>
        </draw:frame>
        <draw:frame draw:style-name="gr6" draw:text-style-name="P4" draw:layer="layout" svg:width="3.757cm" svg:height="0.806cm" svg:x="0.743cm" svg:y="13.5cm">
          <draw:text-box>
            <text:p><text:span text:style-name="T1">each (forEach)</text:span></text:p>
          </draw:text-box>
        </draw:frame>
        <draw:frame draw:style-name="gr7" draw:text-style-name="P4" draw:layer="layout" svg:width="1.907cm" svg:height="0.806cm" svg:x="2.593cm" svg:y="12.694cm">
          <draw:text-box>
            <text:p><text:span text:style-name="T1">some*</text:span></text:p>
          </draw:text-box>
        </draw:frame>
        <draw:frame draw:style-name="gr7" draw:text-style-name="P4" draw:layer="layout" svg:width="3.669cm" svg:height="0.806cm" svg:x="0.831cm" svg:y="15.694cm">
          <draw:text-box>
            <text:p><text:span text:style-name="T1">find* (indexOf)</text:span></text:p>
          </draw:text-box>
        </draw:frame>
        <draw:frame draw:style-name="gr6" draw:text-style-name="P4" draw:layer="layout" svg:width="2.187cm" svg:height="0.806cm" svg:x="2.313cm" svg:y="15cm">
          <draw:text-box>
            <text:p><text:span text:style-name="T1">search*</text:span></text:p>
          </draw:text-box>
        </draw:frame>
        <draw:frame draw:style-name="gr6" draw:text-style-name="P4" draw:layer="layout" svg:width="4.143cm" svg:height="0.806cm" svg:x="0.357cm" svg:y="17.194cm">
          <draw:text-box>
            <text:p><text:span text:style-name="T1">getLength (Size)</text:span></text:p>
          </draw:text-box>
        </draw:frame>
        <draw:frame draw:style-name="gr6" draw:text-style-name="P4" draw:layer="layout" svg:width="2.259cm" svg:height="0.806cm" svg:x="2.241cm" svg:y="18cm">
          <draw:text-box>
            <text:p><text:span text:style-name="T1">isEmpty</text:span></text:p>
          </draw:text-box>
        </draw:frame>
        <draw:custom-shape draw:style-name="gr8" draw:text-style-name="P1" draw:layer="layout" svg:width="0.5cm" svg:height="8.5cm" svg:x="4.5cm" svg:y="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 draw:text-style-name="P4" draw:layer="layout" svg:width="5.138cm" svg:height="0.806cm" draw:transform="rotate (-1.57079632679579) translate (5.806cm 13.5cm)">
          <draw:text-box>
            <text:p><text:span text:style-name="T1">Простые алгоритмы</text:span></text:p>
          </draw:text-box>
        </draw:frame>
        <draw:frame draw:style-name="gr6" draw:text-style-name="P4" draw:layer="layout" svg:width="1.442cm" svg:height="0.806cm" svg:x="25cm" svg:y="14.274cm">
          <draw:text-box>
            <text:p><text:span text:style-name="T1">filter</text:span></text:p>
          </draw:text-box>
        </draw:frame>
        <draw:frame draw:style-name="gr6" draw:text-style-name="P4" draw:layer="layout" svg:width="1.463cm" svg:height="0.806cm" svg:x="25cm" svg:y="15.274cm">
          <draw:text-box>
            <text:p><text:span text:style-name="T1">map</text:span></text:p>
          </draw:text-box>
        </draw:frame>
        <draw:custom-shape draw:style-name="gr8" draw:text-style-name="P1" draw:layer="layout" svg:width="0.5cm" svg:height="5cm" svg:x="24.5cm" svg:y="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 draw:text-style-name="P2" draw:layer="layout" svg:width="4.274cm" svg:height="1.916cm" draw:transform="rotate (1.5707963267946) translate (22.584cm 18.774cm)">
          <draw:text-box>
            <text:p text:style-name="P1"><text:span text:style-name="T1">Алгоритмы</text:span></text:p>
            <text:p text:style-name="P1"><text:span text:style-name="T1">преобразования</text:span></text:p>
            <text:p text:style-name="P1"><text:span text:style-name="T1">коллекций</text:span></text:p>
          </draw:text-box>
        </draw:frame>
        <draw:frame draw:style-name="gr6" draw:text-style-name="P4" draw:layer="layout" svg:width="3.8cm" svg:height="0.806cm" svg:x="0.7cm" svg:y="14.194cm">
          <draw:text-box>
            <text:p><text:span text:style-name="T1">eachByMethod</text:span></text:p>
          </draw:text-box>
        </draw:frame>
        <draw:line draw:style-name="gr9" draw:text-style-name="P1" draw:layer="layout" svg:x1="6.176cm" svg:y1="20.312cm" svg:x2="8cm" svg:y2="20.312cm">
          <text:p/>
        </draw:line>
        <draw:line draw:style-name="gr10" draw:text-style-name="P1" draw:layer="layout" svg:x1="14.5cm" svg:y1="20.312cm" svg:x2="16.5cm" svg:y2="20.312cm">
          <text:p/>
        </draw:line>
        <draw:frame draw:style-name="gr11" draw:text-style-name="P4" draw:layer="layout" svg:width="4.951cm" svg:height="1cm" svg:x="8.049cm" svg:y="19.812cm">
          <draw:text-box>
            <text:p><text:span text:style-name="T1">метод или функция</text:span></text:p>
          </draw:text-box>
        </draw:frame>
        <draw:frame draw:style-name="gr11" draw:text-style-name="P4" draw:layer="layout" svg:width="5.65cm" svg:height="1cm" svg:x="16.5cm" svg:y="19.812cm">
          <draw:text-box>
            <text:p><text:span text:style-name="T1">объект-синхронизатор</text:span></text:p>
          </draw:text-box>
        </draw:frame>
        <draw:path draw:style-name="gr12" draw:text-style-name="P1" draw:layer="layout" svg:width="1.499cm" svg:height="1.499cm" svg:x="2cm" svg:y="9.5cm" svg:viewBox="0 0 1500 1500" svg:d="m1500 1500c-1500 0-1500-750-1500-750 0 0 0-750 1500-750">
          <text:p/>
        </draw:path>
        <draw:frame draw:style-name="gr6" draw:text-style-name="P2" draw:layer="layout" svg:width="2.178cm" svg:height="0.806cm" svg:x="0cm" svg:y="9cm">
          <draw:text-box>
            <text:p text:style-name="P1"><text:span text:style-name="T1">Mapper</text:span></text:p>
          </draw:text-box>
        </draw:frame>
        <draw:path draw:style-name="gr12" draw:text-style-name="P1" draw:layer="layout" svg:width="1.499cm" svg:height="1.499cm" svg:x="25cm" svg:y="9.5cm" svg:viewBox="0 0 1500 1500" svg:d="m0 0c1500 0 1500 750 1500 750 0 0 0 750-1500 750">
          <text:p/>
        </draw:path>
        <draw:frame draw:style-name="gr6" draw:text-style-name="P5" draw:layer="layout" svg:width="2.267cm" svg:height="0.818cm" svg:x="25.733cm" svg:y="11.182cm">
          <draw:text-box>
            <text:p text:style-name="P1"><text:span text:style-name="T3">Mapper</text:span></text:p>
          </draw:text-box>
        </draw:frame>
        <draw:path draw:style-name="gr12" draw:text-style-name="P1" draw:layer="layout" svg:width="1.499cm" svg:height="0.999cm" svg:x="13.5cm" svg:y="17.5cm" svg:viewBox="0 0 1500 1000" svg:d="m1500 0c0 1000-750 1000-750 1000 0 0-750 0-750-1000">
          <text:p/>
        </draw:path>
        <draw:frame draw:style-name="gr6" draw:text-style-name="P5" draw:layer="layout" svg:width="2.267cm" svg:height="0.818cm" svg:x="11cm" svg:y="17.682cm">
          <draw:text-box>
            <text:p text:style-name="P1"><text:span text:style-name="T3">Mapper</text:span></text:p>
          </draw:text-box>
        </draw:frame>
        <draw:custom-shape draw:style-name="gr13" draw:text-style-name="P1" draw:layer="layout" svg:width="0.5cm" svg:height="0.5cm" svg:x="14cm" svg:y="6.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line draw:style-name="gr14" draw:text-style-name="P5" draw:layer="layout" svg:x1="14.5cm" svg:y1="6.817cm" svg:x2="20.5cm" svg:y2="9.5cm">
          <text:p text:style-name="P1"><text:span text:style-name="T3">Indexer</text:span></text:p>
          <text:p text:style-name="P1"><text:span text:style-name="T3"/></text:p>
          <text:p text:style-name="P1"><text:span text:style-name="T3"/></text:p>
        </draw:line>
        <draw:line draw:style-name="gr15" draw:text-style-name="P5" draw:layer="layout" svg:x1="14.26cm" svg:y1="15cm" svg:x2="14.26cm" svg:y2="7cm">
          <text:p text:style-name="P1"><text:span text:style-name="T3">Lister</text:span></text:p>
          <text:p text:style-name="P1"><text:span text:style-name="T3"/></text:p>
          <text:p text:style-name="P1"><text:span text:style-name="T3"/></text:p>
        </draw:line>
        <draw:frame draw:style-name="gr16" draw:text-style-name="P6" draw:layer="layout" svg:width="5.196cm" svg:height="0.818cm" svg:x="22.49cm" svg:y="19.812cm">
          <draw:text-box>
            <text:p><text:span text:style-name="T3">Bold</text:span><text:span text:style-name="T4"> = можно </text:span><text:span text:style-name="T5">∞</text:span><text:span text:style-name="T6"> </text:span><text:span text:style-name="T5">→</text:span><text:span text:style-name="T6"> 1</text:span></text:p>
          </draw:text-box>
        </draw:frame>
        <draw:frame draw:style-name="gr17" draw:text-style-name="P4" draw:layer="layout" svg:width="2.847cm" svg:height="1cm" svg:x="24.515cm" svg:y="1cm">
          <draw:text-box>
            <text:p><text:span text:style-name="T1">createItem</text:span></text:p>
          </draw:text-box>
        </draw:frame>
        <draw:frame draw:style-name="gr17" draw:text-style-name="P4" draw:layer="layout" svg:width="3.089cm" svg:height="1cm" svg:x="24.496cm" svg:y="2cm">
          <draw:text-box>
            <text:p><text:span text:style-name="T1">destroyItem</text:span></text:p>
          </draw:text-box>
        </draw:frame>
        <draw:frame draw:style-name="gr18" draw:text-style-name="P2" draw:layer="layout" svg:width="3cm" svg:height="0.806cm" draw:transform="rotate (1.5707963267946) translate (23.015cm 3.5cm)">
          <draw:text-box>
            <text:p text:style-name="P1"><text:span text:style-name="T1">Mapper</text:span></text:p>
          </draw:text-box>
        </draw:frame>
        <draw:line draw:style-name="gr10" draw:text-style-name="P1" draw:layer="layout" svg:x1="4cm" svg:y1="9cm" svg:x2="1.5cm" svg:y2="7.5cm">
          <text:p/>
        </draw:line>
        <draw:frame draw:style-name="gr6" draw:text-style-name="P4" draw:layer="layout" svg:width="3.372cm" svg:height="1.361cm" svg:x="1.5cm" svg:y="6.639cm">
          <draw:text-box>
            <text:p><text:span text:style-name="T1">Inserter</text:span></text:p>
            <text:p><text:span text:style-name="T1"><text:s text:c="6"/></text:span><text:span text:style-name="T1">Observer</text:span></text:p>
          </draw:text-box>
        </draw:frame>
        <draw:custom-shape draw:style-name="gr8" draw:text-style-name="P1" draw:layer="layout" svg:width="0.5cm" svg:height="2cm" svg:x="24.015cm" svg:y="1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17" draw:text-style-name="P4" draw:layer="layout" svg:width="2.293cm" svg:height="1cm" svg:x="1.089cm" svg:y="1cm">
          <draw:text-box>
            <text:p><text:span text:style-name="T1">addItem</text:span></text:p>
          </draw:text-box>
        </draw:frame>
        <draw:frame draw:style-name="gr17" draw:text-style-name="P4" draw:layer="layout" svg:width="3.11cm" svg:height="1cm" svg:x="0.272cm" svg:y="2cm">
          <draw:text-box>
            <text:p><text:span text:style-name="T1">removeItem</text:span></text:p>
          </draw:text-box>
        </draw:frame>
        <draw:frame draw:style-name="gr17" draw:text-style-name="P4" draw:layer="layout" svg:width="2.792cm" svg:height="1cm" svg:x="0.59cm" svg:y="3cm">
          <draw:text-box>
            <text:p><text:span text:style-name="T1">clearItems</text:span></text:p>
          </draw:text-box>
        </draw:frame>
        <draw:custom-shape draw:style-name="gr8" draw:text-style-name="P1" draw:layer="layout" svg:width="0.5cm" svg:height="3cm" svg:x="3.382cm" svg:y="1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6" draw:text-style-name="P4" draw:layer="layout" svg:width="4.473cm" svg:height="0.806cm" draw:transform="rotate (-1.57079632679579) translate (4.806cm 0.5cm)">
          <draw:text-box>
            <text:p><text:span text:style-name="T1">Observer, Inserter</text:span></text:p>
          </draw:text-box>
        </draw:frame>
        <draw:frame draw:style-name="gr11" draw:text-style-name="P4" draw:layer="layout" svg:width="4.253cm" svg:height="1cm" svg:x="23cm" svg:y="4cm">
          <draw:text-box>
            <text:p><text:span text:style-name="T1">Indexer ~ getKey</text:span></text:p>
          </draw:text-box>
        </draw:frame>
        <draw:frame draw:style-name="gr19" draw:text-style-name="P7" draw:layer="layout" svg:width="17.902cm" svg:height="0.983cm" svg:x="5.098cm" svg:y="0.017cm">
          <draw:text-box>
            <text:p text:style-name="P1"><text:span text:style-name="T7">Структуры данных и утилиты jWidget Lib</text:span></text:p>
          </draw:text-box>
        </draw:frame>
        <draw:frame draw:style-name="gr7" draw:text-style-name="P4" draw:layer="layout" svg:width="1.874cm" svg:height="0.806cm" svg:x="2.626cm" svg:y="16.5cm">
          <draw:text-box>
            <text:p><text:span text:style-name="T1">index*</text:span></text:p>
          </draw:text-box>
        </draw:frame>
        <draw:frame draw:style-name="gr6" draw:text-style-name="P4" draw:layer="layout" svg:width="3.465cm" svg:height="0.806cm" svg:x="1.035cm" svg:y="18.694cm">
          <draw:text-box>
            <text:p><text:span text:style-name="T1">getKeysArray</text:span></text:p>
          </draw:text-box>
        </draw:frame>
        <draw:frame draw:style-name="gr6" draw:text-style-name="P4" draw:layer="layout" svg:width="3.846cm" svg:height="0.806cm" svg:x="0.654cm" svg:y="19.5cm">
          <draw:text-box>
            <text:p><text:span text:style-name="T1">getValuesArray</text:span></text:p>
          </draw:text-box>
        </draw:frame>
        <draw:line draw:style-name="gr20" draw:text-style-name="P1" draw:layer="layout" svg:x1="24.5cm" svg:y1="9cm" svg:x2="27cm" svg:y2="7.5cm">
          <text:p/>
        </draw:line>
        <draw:line draw:style-name="gr20" draw:text-style-name="P1" draw:layer="layout" svg:x1="16.5cm" svg:y1="17cm" svg:x2="19cm" svg:y2="18.5cm">
          <text:p/>
        </draw:line>
        <draw:frame draw:style-name="gr21" draw:text-style-name="P4" draw:layer="layout" svg:width="3.305cm" svg:height="1.361cm" svg:x="23.5cm" svg:y="6.639cm">
          <draw:text-box>
            <text:p><text:span text:style-name="T1"><text:s text:c="8"/></text:span><text:span text:style-name="T1">Inserter</text:span></text:p>
            <text:p><text:span text:style-name="T1">Observer</text:span></text:p>
          </draw:text-box>
        </draw:frame>
        <draw:frame draw:style-name="gr21" draw:text-style-name="P4" draw:layer="layout" svg:width="2.534cm" svg:height="1cm" svg:x="18cm" svg:y="17.194cm">
          <draw:text-box>
            <text:p><text:span text:style-name="T1">Observer</text:span></text:p>
          </draw:text-box>
        </draw:frame>
        <draw:line draw:style-name="gr15" draw:text-style-name="P5" draw:layer="layout" svg:x1="8cm" svg:y1="9.5cm" svg:x2="14cm" svg:y2="6.839cm">
          <text:p text:style-name="P1"><text:span text:style-name="T3">Orderer</text:span></text:p>
          <text:p text:style-name="P1"><text:span text:style-name="T3"/></text:p>
          <text:p text:style-name="P1"><text:span text:style-name="T3">SorterComparing</text:span></text:p>
        </draw:line>
        <presentation:notes draw:style-name="dp2">
          <draw:page-thumbnail draw:style-name="gr2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Double_20_Arrow" draw:display-name="Double Arrow" svg:viewBox="0 0 1131 1918" svg:d="m737 1131h394l-564-1131-567 1131h398l-398 787h1131z"/>
    <draw:stroke-dash draw:name="Пунктир" draw:style="rect" draw:dots1="1" draw:dots1-length="0.25cm" draw:dots2="1" draw:dots2-length="0.25cm" draw:distance="0.15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shadow="hidden" draw:shadow-offset-x="0.3cm" draw:shadow-offset-y="0.3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Антон Непомнящих</meta:initial-creator>
    <meta:creation-date>2013-01-27T13:31:56.85</meta:creation-date>
    <meta:editing-duration>PT7H7M6S</meta:editing-duration>
    <meta:editing-cycles>53</meta:editing-cycles>
    <meta:generator>OpenOffice/4.0.0$Win32 OpenOffice.org_project/400m3$Build-9702</meta:generator>
    <dc:date>2013-09-28T17:18:19.14</dc:date>
    <meta:document-statistic meta:object-count="84"/>
  </office:meta>
</office:document-meta>
</file>